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10" style:family="table-cell" style:parent-style-name="Lien_32_hypertexte" style:data-style-name="N0">
      <style:table-cell-properties fo:background-color="#00B050"/>
      <style:text-properties fo:color="#0563C1" style:text-underline-style="solid" style:text-underline-type="single"/>
    </style:style>
    <style:style style:name="ce11" style:family="table-cell" style:parent-style-name="Lien_32_hypertexte" style:data-style-name="N0">
      <style:table-cell-properties fo:background-color="#FF0000"/>
      <style:text-properties fo:color="#0563C1" style:text-underline-style="solid" style:text-underline-type="single"/>
    </style:style>
    <style:style style:name="ce12" style:family="table-cell" style:parent-style-name="Lien_32_hypertexte" style:data-style-name="N0">
      <style:table-cell-properties style:vertical-align="middle" fo:background-color="#00B05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order="thin solid #000000" fo:background-color="#FF00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16" style:family="table-cell" style:parent-style-name="Lien_32_hypertexte" style:data-style-name="N0"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ackground-color="transparent"/>
    </style:style>
    <style:style style:name="ce19" style:family="table-cell" style:parent-style-name="Default" style:data-style-name="N36"/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86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/>
      <style:map style:condition="of:is-true-formula(NOT(ISERROR(SEARCH(&quot;Ville&quot;;[.D29]))))" style:apply-style-name="cf1" style:base-cell-address="Feuil1.D29"/>
      <style:map style:condition="of:is-true-formula(NOT(ISERROR(SEARCH(&quot;Terrain&quot;;[.D29]))))" style:apply-style-name="cf2" style:base-cell-address="Feuil1.D29"/>
      <style:map style:condition="of:is-true-formula(NOT(ISERROR(SEARCH(&quot;Routes&quot;;[.D29]))))" style:apply-style-name="cf3" style:base-cell-address="Feuil1.D29"/>
      <style:map style:condition="of:is-true-formula(NOT(ISERROR(SEARCH(&quot;Arbres&quot;;[.D29]))))" style:apply-style-name="cf4" style:base-cell-address="Feuil1.D29"/>
    </style:style>
    <style:style style:name="ce21" style:family="table-cell" style:parent-style-name="Default" style:data-style-name="N0">
      <style:table-cell-properties fo:border="thin solid #000000" fo:background-color="#FF0000"/>
      <style:map style:condition="of:is-true-formula(NOT(ISERROR(SEARCH(&quot;Ville&quot;;[.D29]))))" style:apply-style-name="cf1" style:base-cell-address="Feuil1.D29"/>
      <style:map style:condition="of:is-true-formula(NOT(ISERROR(SEARCH(&quot;Terrain&quot;;[.D29]))))" style:apply-style-name="cf2" style:base-cell-address="Feuil1.D29"/>
      <style:map style:condition="of:is-true-formula(NOT(ISERROR(SEARCH(&quot;Routes&quot;;[.D29]))))" style:apply-style-name="cf3" style:base-cell-address="Feuil1.D29"/>
      <style:map style:condition="of:is-true-formula(NOT(ISERROR(SEARCH(&quot;Arbres&quot;;[.D29]))))" style:apply-style-name="cf4" style:base-cell-address="Feuil1.D2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Modélisation géométrique</text:p>
          </table:table-cell>
          <table:table-cell table:number-columns-repeated="9" table:style-name="ce1"/>
          <table:table-cell office:value-type="string" table:style-name="ce1">
            <text:p>Note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Prénom</text:p>
          </table:table-cell>
          <table:table-cell office:value-type="string" table:style-name="ce4">
            <text:p>TP_1</text:p>
          </table:table-cell>
          <table:table-cell office:value-type="string" table:style-name="ce4">
            <text:p>TP_2</text:p>
          </table:table-cell>
          <table:table-cell office:value-type="string" table:style-name="ce4">
            <text:p>TP_3</text:p>
          </table:table-cell>
          <table:table-cell office:value-type="string" table:style-name="ce4">
            <text:p>TP_4</text:p>
          </table:table-cell>
          <table:table-cell office:value-type="string" table:style-name="ce5">
            <text:p>TP_5</text:p>
          </table:table-cell>
          <table:table-cell office:value-type="string" table:style-name="ce6">
            <text:p>TP_6</text:p>
          </table:table-cell>
          <table:table-cell office:value-type="string" table:style-name="ce7">
            <text:p>Note Github</text:p>
          </table:table-cell>
          <table:table-cell office:value-type="string" table:style-name="ce8">
            <text:p>Note Final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4">
            <text:p>AIT ADDI</text:p>
          </table:table-cell>
          <table:table-cell office:value-type="string" table:style-name="ce4">
            <text:p>Marwan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8.095238095238095" table:formula="of:=SUM([.D4:.J4])*20/21" table:style-name="ce9">
            <text:p>18,1</text:p>
          </table:table-cell>
          <table:table-cell office:value-type="string" table:style-name="ce10">
            <text:p><text:a xlink:href="https://github.com/Marwan-Ru/loadnexportoff">https://github.com/Marwan-Ru/loadnexportoff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AIT AHMAD</text:p>
          </table:table-cell>
          <table:table-cell office:value-type="string" table:style-name="ce4">
            <text:p>Said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6.19047619047619" table:formula="of:=SUM([.D5:.J5])*20/21" table:style-name="ce9">
            <text:p>16,2</text:p>
          </table:table-cell>
          <table:table-cell office:value-type="string" table:style-name="ce10">
            <text:p><text:a xlink:href="https://github.com/AITAHMAD/TP_1">https://github.com/AITAHMAD/TP_1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ATZA</text:p>
          </table:table-cell>
          <table:table-cell office:value-type="string" table:style-name="ce4">
            <text:p>Maxime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5">
            <text:p>1,5</text:p>
          </table:table-cell>
          <table:table-cell office:value-type="float" office:value="1.5" table:style-name="ce5">
            <text:p>1,5</text:p>
          </table:table-cell>
          <table:table-cell office:value-type="float" office:value="1.5" table:style-name="ce4">
            <text:p>1,5</text:p>
          </table:table-cell>
          <table:table-cell office:value-type="float" office:value="10" table:formula="of:=SUM([.D6:.J6])*20/21" table:style-name="ce9">
            <text:p>10,0</text:p>
          </table:table-cell>
          <table:table-cell office:value-type="string" table:style-name="ce11">
            <text:p><text:a xlink:href="https://github.com/MeseizGit/-M2-GAMAGORA-Mod-lisationG-om-trique-Rendu">https://github.com/MeseizGit/-M2-GAMAGORA-Mod-lisationG-om-trique-Rendu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BITAQA</text:p>
          </table:table-cell>
          <table:table-cell office:value-type="string" table:style-name="ce4">
            <text:p>Doha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7:.J7])*20/21" table:style-name="ce9">
            <text:p>20,0</text:p>
          </table:table-cell>
          <table:table-cell office:value-type="string" table:style-name="ce10">
            <text:p><text:a xlink:href="https://github.com/dohaBtt/Tp1">https://github.com/dohaBtt/Tp1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CAUSSE</text:p>
          </table:table-cell>
          <table:table-cell office:value-type="string" table:style-name="ce4">
            <text:p>Enzo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.61904761904762" table:formula="of:=SUM([.D8:.J8])*20/21" table:style-name="ce9">
            <text:p>17,6</text:p>
          </table:table-cell>
          <table:table-cell office:value-type="string" table:style-name="ce10">
            <text:p><text:a xlink:href="https://github.com/enzo1000/Modelisation_Geometrique">https://github.com/enzo1000/Modelisation_Geometrique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CLORENNEC</text:p>
          </table:table-cell>
          <table:table-cell office:value-type="string" table:style-name="ce4">
            <text:p>Alex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18.571428571428573" table:formula="of:=SUM([.D9:.J9])*20/21" table:style-name="ce9">
            <text:p>18,6</text:p>
          </table:table-cell>
          <table:table-cell office:value-type="string" table:style-name="ce10">
            <text:p><text:a xlink:href="https://github.com/devalexxx/UnityCustomMesh">https://github.com/devalexxx/UnityCustomMesh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DUBOIS</text:p>
          </table:table-cell>
          <table:table-cell office:value-type="string" table:style-name="ce4">
            <text:p>Evan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10:.J10])*20/21" table:style-name="ce9">
            <text:p>20,0</text:p>
          </table:table-cell>
          <table:table-cell office:value-type="string" table:style-name="ce10">
            <text:p><text:a xlink:href="https://gitlab.com/ed_gamagora/modelisation-geometrique.git">https://gitlab.com/ed_gamagora/modelisation-geometrique.git<text:s/>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EL KHADIR</text:p>
          </table:table-cell>
          <table:table-cell office:value-type="string" table:style-name="ce4">
            <text:p>Najib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11:.J11])*20/21" table:style-name="ce9">
            <text:p>20,0</text:p>
          </table:table-cell>
          <table:table-cell office:value-type="string" table:style-name="ce10">
            <text:p><text:a xlink:href="https://github.com/NajibXY/gamagora_modgeo/">https://github.com/NajibXY/gamagora_modgeo/<text:s/>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GONIN</text:p>
          </table:table-cell>
          <table:table-cell office:value-type="string" table:style-name="ce4">
            <text:p>Flavien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12:.J12])*20/21" table:style-name="ce9">
            <text:p>20,0</text:p>
          </table:table-cell>
          <table:table-cell office:value-type="string" table:style-name="ce10">
            <text:p><text:a xlink:href="https://github.com/KatSukiFireStar/Modelisation-geometrique/tree/main">https://github.com/KatSukiFireStar/Modelisation-geometrique/tree/main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GUYOT</text:p>
          </table:table-cell>
          <table:table-cell office:value-type="string" table:style-name="ce4">
            <text:p>Augustin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.61904761904762" table:formula="of:=SUM([.D13:.J13])*20/21" table:style-name="ce9">
            <text:p>17,6</text:p>
          </table:table-cell>
          <table:table-cell office:value-type="string" table:style-name="ce12">
            <text:p><text:a xlink:href="https://gitlab.com/gamagoragugu/modelisation-geometrique">https://gitlab.com/gamagoragugu/modelisation-geometrique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HAMMOUCHE</text:p>
          </table:table-cell>
          <table:table-cell office:value-type="string" table:style-name="ce4">
            <text:p>Anis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6.666666666666668" table:formula="of:=SUM([.D14:.J14])*20/21" table:style-name="ce9">
            <text:p>16,7</text:p>
          </table:table-cell>
          <table:table-cell table:number-columns-repeated="16373" table:style-name="ce1"/>
        </table:table-row>
        <table:table-row table:style-name="ro2">
          <table:table-cell table:style-name="ce13"/>
          <table:table-cell office:value-type="string" table:style-name="ce14">
            <text:p>LABCHRI</text:p>
          </table:table-cell>
          <table:table-cell office:value-type="string" table:style-name="ce14">
            <text:p>Amayas</text:p>
          </table:table-cell>
          <table:table-cell table:number-columns-repeated="4" table:style-name="ce14"/>
          <table:table-cell table:number-columns-repeated="2" table:style-name="ce15"/>
          <table:table-cell table:style-name="ce14"/>
          <table:table-cell office:value-type="float" office:value="0" table:formula="of:=SUM([.D15:.J15])*20/21" table:style-name="ce9">
            <text:p>0,0</text:p>
          </table:table-cell>
          <table:table-cell table:number-columns-repeated="16373" table:style-name="ce13"/>
        </table:table-row>
        <table:table-row table:style-name="ro2">
          <table:table-cell table:style-name="ce1"/>
          <table:table-cell office:value-type="string" table:style-name="ce4">
            <text:p>MACHECOURT-BOURGEOIS</text:p>
          </table:table-cell>
          <table:table-cell office:value-type="string" table:style-name="ce4">
            <text:p>Renaud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6.666666666666668" table:formula="of:=SUM([.D16:.J16])*20/21" table:style-name="ce9">
            <text:p>16,7</text:p>
          </table:table-cell>
          <table:table-cell office:value-type="string" table:style-name="ce10">
            <text:p><text:a xlink:href="https://github.com/iTschoCapic/modelisation_geometrique_TD1">https://github.com/iTschoCapic/modelisation_geometrique_TD1</text:a>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4">
            <text:p>MARTINEZ</text:p>
          </table:table-cell>
          <table:table-cell office:value-type="string" table:style-name="ce4">
            <text:p>Enzo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9.523809523809526" table:formula="of:=SUM([.D17:.J17])*20/21" table:style-name="ce9">
            <text:p>19,5</text:p>
          </table:table-cell>
          <table:table-cell office:value-type="string" table:style-name="ce10">
            <text:p><text:a xlink:href="https://github.com/ElectroWave182/TP_1_Modelisation_geometrique">https://github.com/ElectroWave182/TP_1_Modelisation_geometrique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PERRET</text:p>
          </table:table-cell>
          <table:table-cell office:value-type="string" table:style-name="ce4">
            <text:p>Arthur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714285714285712" table:formula="of:=SUM([.D18:.J18])*20/21" table:style-name="ce9">
            <text:p>8,6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4">
            <text:p>PRADIER</text:p>
          </table:table-cell>
          <table:table-cell office:value-type="string" table:style-name="ce4">
            <text:p>Arthur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19:.J19])*20/21" table:style-name="ce9">
            <text:p>20,0</text:p>
          </table:table-cell>
          <table:table-cell office:value-type="string" table:style-name="ce10">
            <text:p><text:a xlink:href="https://github.com/Bellaedris/ModGeom">https://github.com/Bellaedris/ModGeom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REDJEM</text:p>
          </table:table-cell>
          <table:table-cell office:value-type="string" table:style-name="ce4">
            <text:p>Reyane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8.571428571428573" table:formula="of:=SUM([.D20:.J20])*20/21" table:style-name="ce9">
            <text:p>18,6</text:p>
          </table:table-cell>
          <table:table-cell office:value-type="string" table:style-name="ce10">
            <text:p><text:a xlink:href="https://github.com/RReyane/ModelisationGeo3D">https://github.com/RReyane/ModelisationGeo3D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ROCQUE</text:p>
          </table:table-cell>
          <table:table-cell office:value-type="string" table:style-name="ce4">
            <text:p>Ivan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7.61904761904762" table:formula="of:=SUM([.D21:.J21])*20/21" table:style-name="ce9">
            <text:p>17,6</text:p>
          </table:table-cell>
          <table:table-cell office:value-type="string" table:style-name="ce16">
            <text:p><text:a xlink:href="https://github.com/Xoletis/ModelisationGeo">https://github.com/Xoletis/ModelisationGeo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TELLIER-ROZEN</text:p>
          </table:table-cell>
          <table:table-cell office:value-type="string" table:style-name="ce4">
            <text:p>Adjamé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22:.J22])*20/21" table:style-name="ce9">
            <text:p>20,0</text:p>
          </table:table-cell>
          <table:table-cell office:value-type="string" table:style-name="ce10">
            <text:p><text:a xlink:href="https://github.com/bambnyu/Modelisation_geometrique/tree/main">https://github.com/bambnyu/Modelisation_geometrique/tree/main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SABBAR</text:p>
          </table:table-cell>
          <table:table-cell office:value-type="string" table:style-name="ce4">
            <text:p>Salma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0" table:formula="of:=SUM([.D23:.J23])*20/21" table:style-name="ce9">
            <text:p>20,0</text:p>
          </table:table-cell>
          <table:table-cell office:value-type="string" table:style-name="ce10">
            <text:p><text:a xlink:href="https://github.com/salmaSa571/TP-02-Poly-dres-et-Quadriques/tree/main">https://github.com/salmaSa571/TP-02-Poly-dres-et-Quadriques/tree/main</text:a>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4">
            <text:p>SARBIEWSKI</text:p>
          </table:table-cell>
          <table:table-cell office:value-type="string" table:style-name="ce4">
            <text:p>Anna</text:p>
          </table:table-cell>
          <table:table-cell office:value-type="float" office:value="2.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7.61904761904762" table:formula="of:=SUM([.D24:.J24])*20/21" table:style-name="ce9">
            <text:p>17,6</text:p>
          </table:table-cell>
          <table:table-cell office:value-type="string" table:style-name="ce16">
            <text:p><text:a xlink:href="https://github.com/AnNaNnq/ModelisationGeometrique">https://github.com/AnNaNnq/ModelisationGeometrique<text:s/></text:a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Mondes virtuels</text:p>
          </table:table-cell>
          <table:table-cell table:number-columns-repeated="8" table:style-name="ce1"/>
          <table:table-cell office:value-type="string" table:style-name="ce1">
            <text:p>Moyenne</text:p>
          </table:table-cell>
          <table:table-cell office:value-type="float" office:value="16.825396825396822" table:formula="of:=AVERAGE([.K4:.K24])" table:style-name="ce18">
            <text:p>16,8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Médiane</text:p>
          </table:table-cell>
          <table:table-cell office:value-type="float" office:value="18.095238095238095" table:formula="of:=MEDIAN([.K4:.K24])" table:style-name="ce19">
            <text:p>18,1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3">
            <text:p>NOM</text:p>
          </table:table-cell>
          <table:table-cell office:value-type="string" table:style-name="ce17">
            <text:p>Prénom</text:p>
          </table:table-cell>
          <table:table-cell office:value-type="string" table:style-name="ce3">
            <text:p>Projet</text:p>
          </table:table-cell>
          <table:table-cell office:value-type="string" table:style-name="ce3">
            <text:p>Note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">
            <text:p>AIT ADDI</text:p>
          </table:table-cell>
          <table:table-cell office:value-type="string" table:style-name="ce5">
            <text:p>Marwan</text:p>
          </table:table-cell>
          <table:table-cell office:value-type="string" table:style-name="ce20">
            <text:p>Routes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">
            <text:p>AIT AHMAD</text:p>
          </table:table-cell>
          <table:table-cell office:value-type="string" table:style-name="ce5">
            <text:p>Said</text:p>
          </table:table-cell>
          <table:table-cell office:value-type="string" table:style-name="ce20">
            <text:p>Arbres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">
            <text:p>ATZA</text:p>
          </table:table-cell>
          <table:table-cell office:value-type="string" table:style-name="ce5">
            <text:p>Maxime</text:p>
          </table:table-cell>
          <table:table-cell table:style-name="ce20"/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">
            <text:p>BITAQA</text:p>
          </table:table-cell>
          <table:table-cell office:value-type="string" table:style-name="ce5">
            <text:p>Doha</text:p>
          </table:table-cell>
          <table:table-cell office:value-type="string" table:style-name="ce20">
            <text:p>Arbres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4">
            <text:p>CAUSSE</text:p>
          </table:table-cell>
          <table:table-cell office:value-type="string" table:style-name="ce5">
            <text:p>Enzo</text:p>
          </table:table-cell>
          <table:table-cell office:value-type="string" table:style-name="ce20">
            <text:p>Arbr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CLORENNEC</text:p>
          </table:table-cell>
          <table:table-cell office:value-type="string" table:style-name="ce5">
            <text:p>Alex</text:p>
          </table:table-cell>
          <table:table-cell office:value-type="string" table:style-name="ce20">
            <text:p>Rout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DUBOIS</text:p>
          </table:table-cell>
          <table:table-cell office:value-type="string" table:style-name="ce5">
            <text:p>Evan</text:p>
          </table:table-cell>
          <table:table-cell office:value-type="string" table:style-name="ce20">
            <text:p>Terrai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EL KHADIR</text:p>
          </table:table-cell>
          <table:table-cell office:value-type="string" table:style-name="ce5">
            <text:p>Najib</text:p>
          </table:table-cell>
          <table:table-cell office:value-type="string" table:style-name="ce20">
            <text:p>Terrai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GONIN</text:p>
          </table:table-cell>
          <table:table-cell office:value-type="string" table:style-name="ce5">
            <text:p>Flavien</text:p>
          </table:table-cell>
          <table:table-cell office:value-type="string" table:style-name="ce20">
            <text:p>Rout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GUYOT</text:p>
          </table:table-cell>
          <table:table-cell office:value-type="string" table:style-name="ce5">
            <text:p>Augustin</text:p>
          </table:table-cell>
          <table:table-cell office:value-type="string" table:style-name="ce20">
            <text:p>Arbr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HAMMOUCHE</text:p>
          </table:table-cell>
          <table:table-cell office:value-type="string" table:style-name="ce5">
            <text:p>Anis</text:p>
          </table:table-cell>
          <table:table-cell office:value-type="string" table:style-name="ce20">
            <text:p>Rout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14">
            <text:p>LABCHRI</text:p>
          </table:table-cell>
          <table:table-cell office:value-type="string" table:style-name="ce15">
            <text:p>Amayas</text:p>
          </table:table-cell>
          <table:table-cell table:style-name="ce21"/>
          <table:table-cell table:style-name="ce14"/>
          <table:table-cell table:number-columns-repeated="16379"/>
        </table:table-row>
        <table:table-row table:style-name="ro2">
          <table:table-cell/>
          <table:table-cell office:value-type="string" table:style-name="ce4">
            <text:p>MACHECOURT-BOURGEOIS</text:p>
          </table:table-cell>
          <table:table-cell office:value-type="string" table:style-name="ce5">
            <text:p>Renaud</text:p>
          </table:table-cell>
          <table:table-cell office:value-type="string" table:style-name="ce20">
            <text:p>Ville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MARTINEZ</text:p>
          </table:table-cell>
          <table:table-cell office:value-type="string" table:style-name="ce5">
            <text:p>Enzo</text:p>
          </table:table-cell>
          <table:table-cell office:value-type="string" table:style-name="ce20">
            <text:p>Terrai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PERRET</text:p>
          </table:table-cell>
          <table:table-cell office:value-type="string" table:style-name="ce5">
            <text:p>Arthur</text:p>
          </table:table-cell>
          <table:table-cell table:style-name="ce20"/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PRADIER</text:p>
          </table:table-cell>
          <table:table-cell office:value-type="string" table:style-name="ce5">
            <text:p>Arthur</text:p>
          </table:table-cell>
          <table:table-cell office:value-type="string" table:style-name="ce20">
            <text:p>Terrai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REDJEM</text:p>
          </table:table-cell>
          <table:table-cell office:value-type="string" table:style-name="ce5">
            <text:p>Reyane</text:p>
          </table:table-cell>
          <table:table-cell office:value-type="string" table:style-name="ce20">
            <text:p>Ville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ROCQUE</text:p>
          </table:table-cell>
          <table:table-cell office:value-type="string" table:style-name="ce5">
            <text:p>Ivan</text:p>
          </table:table-cell>
          <table:table-cell office:value-type="string" table:style-name="ce20">
            <text:p>Ville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TELLIER-ROZEN</text:p>
          </table:table-cell>
          <table:table-cell office:value-type="string" table:style-name="ce5">
            <text:p>Adjamé</text:p>
          </table:table-cell>
          <table:table-cell office:value-type="string" table:style-name="ce20">
            <text:p>Rout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SABBAR</text:p>
          </table:table-cell>
          <table:table-cell office:value-type="string" table:style-name="ce5">
            <text:p>Salma</text:p>
          </table:table-cell>
          <table:table-cell office:value-type="string" table:style-name="ce20">
            <text:p>Arbre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4">
            <text:p>SARBIEWSKI</text:p>
          </table:table-cell>
          <table:table-cell office:value-type="string" table:style-name="ce5">
            <text:p>Anna</text:p>
          </table:table-cell>
          <table:table-cell office:value-type="string" table:style-name="ce20">
            <text:p>Ville</text:p>
          </table:table-cell>
          <table:table-cell table:style-name="ce4"/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cf1" style:family="table-cell" style:data-style-name="N0">
      <style:table-cell-properties fo:background-color="#7030A0"/>
    </style:style>
    <style:style style:name="cf2" style:family="table-cell" style:data-style-name="N0">
      <style:table-cell-properties fo:background-color="#FFC000"/>
    </style:style>
    <style:style style:name="cf3" style:family="table-cell" style:data-style-name="N0">
      <style:table-cell-properties fo:background-color="#0070C0"/>
    </style:style>
    <style:style style:name="cf4" style:family="table-cell" style:data-style-name="N0">
      <style:table-cell-properties fo:background-color="#00B050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Corentin Gautier</meta:initial-creator>
    <dc:creator>Corentin Gautier</dc:creator>
    <meta:creation-date>2024-09-29T18:17:27Z</meta:creation-date>
    <dc:date>2025-01-27T10:01:34Z</dc:date>
  </office:meta>
</office:document-meta>
</file>